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3366"/>
    </style:style>
    <style:style style:name="ce68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-6600">
            <text:p>-6600</text:p>
          </table:table-cell>
          <table:table-cell table:number-columns-repeated="3"/>
        </table:table-row>
        <table:table-row table:style-name="ro12">
          <table:table-cell table:style-name="ce40" office:value-type="date" office:date-value="2016-06-07">
            <text:p>06/07/16</text:p>
          </table:table-cell>
          <table:table-cell office:value-type="float" office:value="9300">
            <text:p>9300</text:p>
          </table:table-cell>
          <table:table-cell office:value-type="float" office:value="9500">
            <text:p>9500</text:p>
          </table:table-cell>
          <table:table-cell office:value-type="float" office:value="9400">
            <text:p>9400</text:p>
          </table:table-cell>
          <table:table-cell table:number-columns-repeated="2"/>
          <table:table-cell table:style-name="ce2" table:formula="of:=SUM([.B3:.F3])" office:value-type="float" office:value="28200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Անժելա</text:p>
          </table:table-cell>
          <table:table-cell table:style-name="ce67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9];[.K40])" office:value-type="float" office:value="113400">
            <text:p>113400</text:p>
          </table:table-cell>
          <table:table-cell table:formula="of:=SUM([.H4];[.H35];[.H64];[.H96];[.H129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Արմենուհի</text:p>
          </table:table-cell>
          <table:table-cell table:style-name="ce67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6])" office:value-type="float" office:value="45200">
            <text:p>45200</text:p>
          </table:table-cell>
          <table:table-cell table:formula="of:=SUM([.H5];[.H36];[.H65];[.H97];[.H130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table:style-name="ce60" office:value-type="string">
            <text:p>Գայանե</text:p>
          </table:table-cell>
          <table:table-cell table:style-name="ce67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68200">
            <text:p>68200</text:p>
          </table:table-cell>
          <table:table-cell table:formula="of:=SUM([.H6];[.H37];[.H66];[.H98];[.H131])" office:value-type="float" office:value="1900.07575757576">
            <text:p>1900.0757575758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Արեգ</text:p>
          </table:table-cell>
          <table:table-cell table:style-name="ce7" office:value-type="float" office:value="10400">
            <text:p>10400</text:p>
          </table:table-cell>
          <table:table-cell table:number-columns-repeated="2"/>
          <table:table-cell table:formula="of:=SUM([.H7];[.H38];[.H67];[.H99];[.H132])" office:value-type="float" office:value="1900.07575757576">
            <text:p>1900.0757575758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table:style-name="ce43" office:value-type="string">
            <text:p>Մանե</text:p>
          </table:table-cell>
          <table:table-cell table:style-name="ce67" office:value-type="float" office:value="-6500">
            <text:p>-6500</text:p>
          </table:table-cell>
          <table:table-cell office:value-type="float" office:value="10000">
            <text:p>10000</text:p>
          </table:table-cell>
          <table:table-cell/>
          <table:table-cell table:formula="of:=SUM([.H8];[.H39];[.H68];[.H100];[.H133])" office:value-type="float" office:value="1509.16666666667">
            <text:p>1509.1666666667</text:p>
          </table:table-cell>
        </table:table-row>
        <table:table-row table:style-name="ro12">
          <table:table-cell table:number-columns-repeated="7"/>
          <table:table-cell table:formula="of:=SUM([.C33:.F33])" office:value-type="float" office:value="771.666666666667">
            <text:p>771.6666666667</text:p>
          </table:table-cell>
          <table:table-cell table:style-name="ce43" office:value-type="string">
            <text:p>Նանե</text:p>
          </table:table-cell>
          <table:table-cell table:style-name="ce67" office:value-type="float" office:value="-5200">
            <text:p>-5200</text:p>
          </table:table-cell>
          <table:table-cell office:value-type="float" office:value="15000">
            <text:p>15000</text:p>
          </table:table-cell>
          <table:table-cell/>
          <table:table-cell table:formula="of:=SUM([.H9];[.H40];[.H69];[.H101];[.H134])" office:value-type="float" office:value="1512.57575757576">
            <text:p>1512.5757575758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Հասմիկ Դ․</text:p>
          </table:table-cell>
          <table:table-cell table:style-name="ce67" office:value-type="float" office:value="-1350">
            <text:p>-1350</text:p>
          </table:table-cell>
          <table:table-cell table:number-columns-repeated="2"/>
          <table:table-cell table:formula="of:=SUM([.H10];[.H70];[.H102];[.H135])" office:value-type="float" office:value="1159.16666666667">
            <text:p>1159.1666666667</text:p>
          </table:table-cell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Ժոզեֆ</text:p>
          </table:table-cell>
          <table:table-cell table:style-name="ce67" office:value-type="float" office:value="-7200">
            <text:p>-7200</text:p>
          </table:table-cell>
          <table:table-cell office:value-type="float" office:value="15000">
            <text:p>15000</text:p>
          </table:table-cell>
          <table:table-cell/>
          <table:table-cell table:formula="of:=SUM([.H11];[.H42];[.H71];[.H103];[.H136])" office:value-type="float" office:value="1900.07575757576">
            <text:p>1900.0757575758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3];[.C33];[.E33];[.F33])" office:value-type="float" office:value="767.5">
            <text:p>767.5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table:number-columns-repeated="2"/>
          <table:table-cell table:formula="of:=SUM([.H12];[.H43];[.H72];[.H104];[.H137])" office:value-type="float" office:value="1508.40909090909">
            <text:p>1508.4090909091</text:p>
          </table:table-cell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C33:.F33])" office:value-type="float" office:value="771.666666666667">
            <text:p>771.666666666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-500">
            <text:p>-500</text:p>
          </table:table-cell>
          <table:table-cell table:number-columns-repeated="2"/>
          <table:table-cell table:formula="of:=SUM([.N41];[.H73];[.H105];[.H138])" office:value-type="float" office:value="0">
            <text:p>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ovses</text:p>
          </table:table-cell>
          <table:table-cell table:number-columns-repeated="3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Մհեր</text:p>
          </table:table-cell>
          <table:table-cell table:style-name="ce67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5];[.H74];[.H106];[.H139])" office:value-type="float" office:value="1900.07575757576">
            <text:p>1900.0757575758</text:p>
          </table:table-cell>
        </table:table-row>
        <table:table-row table:style-name="ro12">
          <table:table-cell table:number-columns-repeated="2"/>
          <table:table-cell office:value-type="string">
            <text:p>-Vahe</text:p>
          </table:table-cell>
          <table:table-cell office:value-type="string">
            <text:p>-Vahe</text:p>
          </table:table-cell>
          <table:table-cell table:number-columns-repeated="3"/>
          <table:table-cell table:formula="of:=SUM([.B33:.F33])" office:value-type="float" office:value="1159.16666666667">
            <text:p>1159.166666666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M17];[.H46];[.H75];[.H107];[.H140])" office:value-type="float" office:value="2640.98484848485">
            <text:p>2640.9848484849</text:p>
          </table:table-cell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Հրաչ</text:p>
          </table:table-cell>
          <table:table-cell table:style-name="ce67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7];[.H76];[.H108];[.H141])" office:value-type="float" office:value="1900.07575757576">
            <text:p>1900.0757575758</text:p>
          </table:table-cell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3:.F33])" office:value-type="float" office:value="1159.16666666667">
            <text:p>1159.1666666667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table:number-columns-repeated="2"/>
          <table:table-cell table:formula="of:=SUM([.H17];[.H48];[.H77];[.H109];[.H142])" office:value-type="float" office:value="1900.07575757576">
            <text:p>1900.0757575758</text:p>
          </table:table-cell>
        </table:table-row>
        <table:table-row table:style-name="ro12">
          <table:table-cell table:number-columns-repeated="7"/>
          <table:table-cell table:formula="of:=SUM([.B33])" office:value-type="float" office:value="387.5">
            <text:p>387.5</text:p>
          </table:table-cell>
          <table:table-cell office:value-type="string">
            <text:p>Վահե</text:p>
          </table:table-cell>
          <table:table-cell table:style-name="ce59" office:value-type="float" office:value="0">
            <text:p>0</text:p>
          </table:table-cell>
          <table:table-cell office:value-type="float" office:value="10000">
            <text:p>10000</text:p>
          </table:table-cell>
          <table:table-cell/>
          <table:table-cell table:formula="of:=SUM([.H18];[.H49];[.H78];[.H110];[.H143])" office:value-type="float" office:value="1128.40909090909">
            <text:p>1128.4090909091</text:p>
          </table:table-cell>
        </table:table-row>
        <table:table-row table:style-name="ro12">
          <table:table-cell table:number-columns-repeated="7"/>
          <table:table-cell table:formula="of:=SUM([.B33];[.C33];[.D33];[.F33])" office:value-type="float" office:value="1159.16666666667">
            <text:p>1159.1666666667</text:p>
          </table:table-cell>
          <table:table-cell office:value-type="string">
            <text:p>Տաթև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19];[.H50];[.H79];[.H111];[.H144])" office:value-type="float" office:value="1900.07575757576">
            <text:p>1900.0757575758</text:p>
          </table:table-cell>
        </table:table-row>
        <table:table-row table:style-name="ro12">
          <table:table-cell table:number-columns-repeated="7"/>
          <table:table-cell table:formula="of:=SUM([.B33])" office:value-type="float" office:value="387.5">
            <text:p>387.5</text:p>
          </table:table-cell>
          <table:table-cell office:value-type="string">
            <text:p>Մովսես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20];[.H#REF!];[.H80];[.H112];[.H145])" office:value-type="float" office:value="0">
            <text:p>#REF!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81];[.H146])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C33];[.D33])" office:value-type="float" office:value="771.666666666667">
            <text:p>771.6666666667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22];h#ref!;[.H83];[.H148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Նաիրա</text:p>
          </table:table-cell>
          <table:table-cell table:style-name="ce67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23];[.H#REF!];[.H83];[.H115];[.H148])" office:value-type="float" office:value="0">
            <text:p>#REF!</text:p>
          </table:table-cell>
        </table:table-row>
        <table:table-row table:style-name="ro12">
          <table:table-cell table:number-columns-repeated="7"/>
          <table:table-cell table:formula="of:=SUM([.D33:.F33])" office:value-type="float" office:value="391.666666666667">
            <text:p>391.6666666667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5000">
            <text:p>5000</text:p>
          </table:table-cell>
          <table:table-cell/>
          <table:table-cell table:formula="of:=SUM([.H24];[.H84];[.H116];[.H149])" office:value-type="float" office:value="391.666666666667">
            <text:p>391.6666666667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Edgar</text:p>
          </table:table-cell>
          <table:table-cell table:style-name="ce68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5];[.H52];[.H85];[.H117];[.H150])" office:value-type="float" office:value="1900.07575757576">
            <text:p>1900.0757575758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Hasmik K</text:p>
          </table:table-cell>
          <table:table-cell table:style-name="ce67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6];[.H53];[.H86];[.H118];[.H151])" office:value-type="float" office:value="1900.07575757576">
            <text:p>1900.0757575758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Smbat</text:p>
          </table:table-cell>
          <table:table-cell table:style-name="ce67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style-name="ce3" table:formula="of:=SUM([.H27];[.H54];[.H87];[.H119];[.H152])" office:value-type="float" office:value="1900.07575757576">
            <text:p>1900.0757575758</text:p>
          </table:table-cell>
        </table:table-row>
        <table:table-row table:style-name="ro12">
          <table:table-cell table:number-columns-repeated="7"/>
          <table:table-cell table:formula="of:=SUM([.B33];[.C33])" office:value-type="float" office:value="767.5">
            <text:p>767.5</text:p>
          </table:table-cell>
          <table:table-cell office:value-type="string">
            <text:p>Ani</text:p>
          </table:table-cell>
          <table:table-cell table:style-name="ce67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style-name="ce3" table:formula="of:=SUM([.H28];[.H55];[.H88];[.H120];[.H153])" office:value-type="float" office:value="1508.40909090909">
            <text:p>1508.4090909091</text:p>
          </table:table-cell>
        </table:table-row>
        <table:table-row table:style-name="ro12">
          <table:table-cell table:number-columns-repeated="7"/>
          <table:table-cell table:formula="of:=SUM([.B33:.D33];[.F33])" office:value-type="float" office:value="1159.16666666667">
            <text:p>1159.1666666667</text:p>
          </table:table-cell>
          <table:table-cell office:value-type="string">
            <text:p>Araks</text:p>
          </table:table-cell>
          <table:table-cell table:style-name="ce67" office:value-type="float" office:value="-4150">
            <text:p>-4150</text:p>
          </table:table-cell>
          <table:table-cell office:value-type="float" office:value="8000">
            <text:p>8000</text:p>
          </table:table-cell>
          <table:table-cell/>
          <table:table-cell table:style-name="ce3" table:formula="of:=SUM([.H29];[.H56];[.H89];[.H121];[.H154])" office:value-type="float" office:value="1900.07575757576">
            <text:p>1900.0757575758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office:value-type="string">
            <text:p>Meruj</text:p>
          </table:table-cell>
          <table:table-cell table:style-name="ce67" office:value-type="float" office:value="-5700">
            <text:p>-5700</text:p>
          </table:table-cell>
          <table:table-cell office:value-type="float" office:value="13700">
            <text:p>13700</text:p>
          </table:table-cell>
          <table:table-cell/>
          <table:table-cell table:style-name="ce3" table:formula="of:=SUM([.H29];[.H57];[.H90];[.H122];[.H155])" office:value-type="float" office:value="1900.07575757576">
            <text:p>1900.0757575758</text:p>
          </table:table-cell>
        </table:table-row>
        <table:table-row table:style-name="ro12">
          <table:table-cell table:number-columns-repeated="7"/>
          <table:table-cell table:formula="of:=SUM([.B33:.F33])" office:value-type="float" office:value="1159.16666666667">
            <text:p>1159.1666666667</text:p>
          </table:table-cell>
          <table:table-cell table:style-name="Default" office:value-type="string">
            <text:p>Jirayr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33:.F33])" office:value-type="float" office:value="1159.16666666667">
            <text:p>1159.1666666667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/>
        </table:table-row>
        <table:table-row table:style-name="ro12">
          <table:table-cell/>
          <table:table-cell table:formula="of:=[.B3]/24" office:value-type="float" office:value="387.5">
            <text:p>387.5</text:p>
          </table:table-cell>
          <table:table-cell table:formula="of:=[.C3]/25" office:value-type="float" office:value="380">
            <text:p>380</text:p>
          </table:table-cell>
          <table:table-cell table:formula="of:=[.D3]/24" office:value-type="float" office:value="391.666666666667">
            <text:p>391.6666666667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32])" office:value-type="float" office:value="28200">
            <text:p>28200</text:p>
          </table:table-cell>
          <table:table-cell table:number-columns-repeated="2"/>
          <table:table-cell table:style-name="ce2" table:formula="of:=SUM([.K4:.K31])" office:value-type="float" office:value="218800">
            <text:p>218800</text:p>
          </table:table-cell>
          <table:table-cell table:formula="of:=SUM([.H33];[.H156])" office:value-type="float" office:value="28200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35" office:value-type="float" office:value="38800">
            <text:p>38800</text:p>
          </table:table-cell>
          <table:table-cell table:number-columns-repeated="4"/>
        </table:table-row>
        <table:table-row table:style-name="ro13">
          <table:table-cell office:value-type="string">
            <text:p><text:span text:style-name="T1">2nd</text:span></text:p>
          </table:table-cell>
          <table:table-cell table:number-columns-repeated="6"/>
          <table:table-cell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table:number-columns-repeated="3"/>
          <table:table-cell table:style-name="ce2" table:formula="of:=SUM([.B36:.F36])" office:value-type="float" office:value="17000">
            <text:p>17000</text:p>
          </table:table-cell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2:.F62])" office:value-type="float" office:value="350">
            <text:p>350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62:.F62])" office:value-type="float" office:value="740.909090909091">
            <text:p>740.9090909091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 table:style-name="ce3"/>
          <table:table-cell table:number-columns-repeated="3"/>
          <table:table-cell table:formula="of:=SUM([.B62:.F62])" office:value-type="float" office:value="740.909090909091">
            <text:p>740.9090909091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5"/>
          <table:table-cell table:formula="of:=SUM([.B62];[.C62];[.E62];[.F62])" office:value-type="float" office:value="740.909090909091">
            <text:p>740.9090909091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];[.C62];[.D62];[.F62])" office:value-type="float" office:value="740.909090909091">
            <text:p>740.9090909091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2:.F62])" office:value-type="float" office:value="350">
            <text:p>350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2:.F62])" office:value-type="float" office:value="740.909090909091">
            <text:p>740.9090909091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62:.F62])" office:value-type="float" office:value="740.909090909091">
            <text:p>740.9090909091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6]/22" office:value-type="float" office:value="390.909090909091">
            <text:p>390.9090909091</text:p>
          </table:table-cell>
          <table:table-cell table:formula="of:=[.C36]/24" office:value-type="float" office:value="350">
            <text:p>350</text:p>
          </table:table-cell>
          <table:table-cell table:formula="of:=[.D36]/25" office:value-type="float" office:value="0">
            <text:p>0</text:p>
          </table:table-cell>
          <table:table-cell table:formula="of:=[.E36]/23" office:value-type="float" office:value="0">
            <text:p>0</text:p>
          </table:table-cell>
          <table:table-cell table:formula="of:=[.F36]/27" office:value-type="float" office:value="0">
            <text:p>0</text:p>
          </table:table-cell>
          <table:table-cell/>
          <table:table-cell table:style-name="ce2" table:formula="of:=SUM([.H37:.H61])" office:value-type="float" office:value="17000">
            <text:p>1700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7/12/2016</text:date>, <text:time>11:0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12T11:07:35</dc:date>
    <meta:editing-duration>P8DT15H16M22S</meta:editing-duration>
    <meta:editing-cycles>2806</meta:editing-cycles>
    <meta:generator>OpenOffice/4.1.2$Unix OpenOffice.org_project/412m3$Build-9782</meta:generator>
    <meta:document-statistic meta:table-count="16" meta:cell-count="7227" meta:object-count="0"/>
  </office:meta>
</office:document-meta>
</file>